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 style:list-style-name="L1"/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ключевые вопросы, чтобы понять и использовать на практике</text:p>
      <text:p text:style-name="Standard">ChatGPT</text:p>
      <text:p text:style-name="P1">ChatGPT</text:p>
      <text:p text:style-name="Text_20_body">Для понимания и успешного использования CSS на практике, важно задавать следующие ключевые вопросы:</text:p>
      <text:list xml:id="list2602180546166661942" text:style-name="L1">
        <text:list-item>
          <text:p text:style-name="P2"><text:span text:style-name="Strong_20_Emphasis">Как выбрать правильные селекторы для стилизации элементов?</text:span> Это включает вопросы о различных типах селекторов и их специфичности, чтобы точно выбрать нужные элементы для применения стилей.</text:p>
        </text:list-item>
        <text:list-item>
          <text:p text:style-name="P2"><text:span text:style-name="Strong_20_Emphasis">Как оформить элементы так, чтобы они выглядели привлекательно и соответствовали дизайну?</text:span> Это включает вопросы о выборе цветов, шрифтов, размеров, границ и других стилевых свойств для создания желаемого визуального эффекта.</text:p>
        </text:list-item>
        <text:list-item>
          <text:p text:style-name="P2"><text:span text:style-name="Strong_20_Emphasis">Как создать гибкие и адаптивные макеты?</text:span> Это включает вопросы о применении блочной модели форматирования, Flexbox и Grid Layout для создания макетов, которые могут адаптироваться к различным размерам экранов и устройств.</text:p>
        </text:list-item>
        <text:list-item>
          <text:p text:style-name="P2"><text:span text:style-name="Strong_20_Emphasis">Как обеспечить кроссбраузерную совместимость?</text:span> Это включает вопросы о тестировании и учете различий в поддержке CSS свойств различными браузерами и устройствами.</text:p>
        </text:list-item>
        <text:list-item>
          <text:p text:style-name="P2"><text:span text:style-name="Strong_20_Emphasis">Как улучшить производительность и оптимизировать CSS код?</text:span> Это включает вопросы об использовании лучших практик написания CSS, таких как минификация, сжатие, удаление неиспользуемого кода и оптимизация селекторов.</text:p>
        </text:list-item>
        <text:list-item>
          <text:p text:style-name="P2"><text:span text:style-name="Strong_20_Emphasis">Как создать анимации и эффекты с помощью CSS?</text:span> Это включает вопросы об использовании ключевых кадров, плавных переходов и других CSS свойств для добавления интерактивности и динамики на веб-страницу.</text:p>
        </text:list-item>
        <text:list-item>
          <text:p text:style-name="P2"><text:span text:style-name="Strong_20_Emphasis">Как обеспечить доступность и семантичность веб-страницы?</text:span> Это включает вопросы об использовании семантических HTML элементов, учете доступности для пользователей с ограниченными возможностями и создании адаптивного дизайна.</text:p>
        </text:list-item>
      </text:list>
      <text:p text:style-name="Text_20_body">Ответы на эти вопросы помогут вам глубже понять и эффективно использовать CSS для создания стильных, адаптивных и функциональных веб-приложений и веб-сайтов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3S</meta:editing-duration>
    <meta:editing-cycles>3</meta:editing-cycles>
    <meta:generator>OpenOffice/4.1.14$Win32 OpenOffice.org_project/4114m1$Build-9811</meta:generator>
    <dc:date>2024-05-01T00:54:08.81</dc:date>
    <meta:document-statistic meta:table-count="0" meta:image-count="0" meta:object-count="0" meta:page-count="1" meta:paragraph-count="12" meta:word-count="234" meta:character-count="1761"/>
    <dc:creator>Dima Wide</dc:creator>
    <meta:user-defined meta:name="Info 1"/>
    <meta:user-defined meta:name="Info 2"/>
    <meta:user-defined meta:name="Info 3"/>
    <meta:user-defined meta:name="Info 4"/>
  </office:meta>
</office:document-meta>
</file>